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1.124cm"/>
    </style:style>
    <style:style style:name="co5" style:family="table-column">
      <style:table-column-properties fo:break-before="auto" style:column-width="0.688cm"/>
    </style:style>
    <style:style style:name="co6" style:family="table-column">
      <style:table-column-properties fo:break-before="auto" style:column-width="0.661cm"/>
    </style:style>
    <style:style style:name="co7" style:family="table-column">
      <style:table-column-properties fo:break-before="auto" style:column-width="0.552cm"/>
    </style:style>
    <style:style style:name="co8" style:family="table-column">
      <style:table-column-properties fo:break-before="auto" style:column-width="1.071cm"/>
    </style:style>
    <style:style style:name="co9" style:family="table-column">
      <style:table-column-properties fo:break-before="auto" style:column-width="0.797cm"/>
    </style:style>
    <style:style style:name="co10" style:family="table-column">
      <style:table-column-properties fo:break-before="auto" style:column-width="1.397cm"/>
    </style:style>
    <style:style style:name="co11" style:family="table-column">
      <style:table-column-properties fo:break-before="auto" style:column-width="1.588cm"/>
    </style:style>
    <style:style style:name="co12" style:family="table-column">
      <style:table-column-properties fo:break-before="auto" style:column-width="1.288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-bottom="0.06pt solid #000000" fo:border-left="none" fo:border-right="none" fo:border-top="none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81d41a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number-columns-repeated="1004" table:default-cell-style-name="Default"/>
        <table:table-row table:style-name="ro1">
          <table:table-cell table:style-name="ce4" office:value-type="string" calcext:value-type="string">
            <text:p>Offset</text:p>
          </table:table-cell>
          <table:table-cell table:style-name="ce4" office:value-type="string" calcext:value-type="string">
            <text:p>Conn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Used</text:p>
          </table:table-cell>
          <table:table-cell table:number-columns-repeated="8" table:style-name="ce4" office:value-type="string" calcext:value-type="string">
            <text:p>R</text:p>
          </table:table-cell>
          <table:table-cell table:style-name="ce4" office:value-type="string" calcext:value-type="string">
            <text:p>Slew</text:p>
          </table:table-cell>
          <table:table-cell table:style-name="ce4" office:value-type="string" calcext:value-type="string">
            <text:p>RX</text:p>
          </table:table-cell>
          <table:table-cell table:style-name="ce4" office:value-type="string" calcext:value-type="string">
            <text:p>UP/DN</text:p>
          </table:table-cell>
          <table:table-cell table:style-name="ce4" office:value-type="string" calcext:value-type="string">
            <text:p>Pull_EN</text:p>
          </table:table-cell>
          <table:table-cell table:style-name="ce4" office:value-type="string" calcext:value-type="string">
            <text:p>MUX2</text:p>
          </table:table-cell>
          <table:table-cell table:style-name="ce4" office:value-type="string" calcext:value-type="string">
            <text:p>MUX1</text:p>
          </table:table-cell>
          <table:table-cell table:style-name="ce4" office:value-type="string" calcext:value-type="string">
            <text:p>MUX0</text:p>
          </table:table-cell>
          <table:table-cell table:style-name="ce4" office:value-type="string" calcext:value-type="string">
            <text:p>conflict?</text:p>
          </table:table-cell>
          <table:table-cell table:style-name="ce4" office:value-type="string" calcext:value-type="string">
            <text:p>user</text:p>
          </table:table-cell>
          <table:table-cell table:style-name="ce4" office:value-type="string" calcext:value-type="string">
            <text:p>HEX</text:p>
          </table:table-cell>
          <table:table-cell table:number-columns-repeated="1001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P8-01</text:p>
          </table:table-cell>
          <table:table-cell office:value-type="string" calcext:value-type="string">
            <text:p>DGND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<text:span text:style-name="T1">P8-0</text:span>2</text:p>
          </table:table-cell>
          <table:table-cell office:value-type="string" calcext:value-type="string">
            <text:p>DGND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P8-03</text:p>
          </table:table-cell>
          <table:table-cell table:style-name="ce1" office:value-type="string" calcext:value-type="string">
            <text:p>GPIO1_6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MMC</text:p>
          </table:table-cell>
          <table:table-cell table:formula="of:=DEC2HEX([.$S4]+[.$R4]*2+[.$Q4]*4+[.$P4]*8+[.$O4]*16+[.$N4]*32+[.$M4]*64+[.$D4]*2^15)" office:value-type="string" office:string-value="67" calcext:value-type="string">
            <text:p>67</text:p>
          </table:table-cell>
          <table:table-cell table:number-columns-repeated="100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8-04</text:p>
          </table:table-cell>
          <table:table-cell office:value-type="string" calcext:value-type="string">
            <text:p>GPIO1_7</text:p>
          </table:table-cell>
          <table:table-cell table:number-columns-repeated="17"/>
          <table:table-cell office:value-type="string" calcext:value-type="string">
            <text:p>eMMC</text:p>
          </table:table-cell>
          <table:table-cell table:number-columns-repeated="1002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P8-05</text:p>
          </table:table-cell>
          <table:table-cell table:style-name="ce1" office:value-type="string" calcext:value-type="string">
            <text:p>GPIO1_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MMC</text:p>
          </table:table-cell>
          <table:table-cell table:formula="of:=DEC2HEX([.$S6]+[.$R6]*2+[.$Q6]*4+[.$P6]*8+[.$O6]*16+[.$N6]*32+[.$M6]*64+[.$D6]*2^15)" office:value-type="string" office:string-value="67" calcext:value-type="string">
            <text:p>67</text:p>
          </table:table-cell>
          <table:table-cell table:number-columns-repeated="100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8-06</text:p>
          </table:table-cell>
          <table:table-cell office:value-type="string" calcext:value-type="string">
            <text:p>GPIO1_3</text:p>
          </table:table-cell>
          <table:table-cell table:number-columns-repeated="17"/>
          <table:table-cell office:value-type="string" calcext:value-type="string">
            <text:p>eMMC</text:p>
          </table:table-cell>
          <table:table-cell table:number-columns-repeated="100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P8-07</text:p>
          </table:table-cell>
          <table:table-cell office:value-type="string" calcext:value-type="string">
            <text:p>TIMER4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8-08</text:p>
          </table:table-cell>
          <table:table-cell office:value-type="string" calcext:value-type="string">
            <text:p>TIMER7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8-09</text:p>
          </table:table-cell>
          <table:table-cell office:value-type="string" calcext:value-type="string">
            <text:p>TIMER5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8-10</text:p>
          </table:table-cell>
          <table:table-cell office:value-type="string" calcext:value-type="string">
            <text:p>TIMER6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P8-11</text:p>
          </table:table-cell>
          <table:table-cell office:value-type="string" calcext:value-type="string">
            <text:p>GPIO1_1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formula="of:=DEC2HEX([.$S12]+[.$R12]*2+[.$Q12]*4+[.$P12]*8+[.$O12]*16+[.$N12]*32+[.$M12]*64+[.$D12]*2^15)" office:value-type="string" office:string-value="8067" calcext:value-type="string">
            <text:p>8067</text:p>
          </table:table-cell>
          <table:table-cell table:number-columns-repeated="100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P8-12</text:p>
          </table:table-cell>
          <table:table-cell office:value-type="string" calcext:value-type="string">
            <text:p>GPIO1_12</text:p>
          </table:table-cell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8-13</text:p>
          </table:table-cell>
          <table:table-cell office:value-type="string" calcext:value-type="string">
            <text:p>EHRPWM2B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8-14</text:p>
          </table:table-cell>
          <table:table-cell office:value-type="string" calcext:value-type="string">
            <text:p>GPIO0_26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P8-15</text:p>
          </table:table-cell>
          <table:table-cell office:value-type="string" calcext:value-type="string">
            <text:p>GPIO1_1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formula="of:=DEC2HEX([.$S16]+[.$R16]*2+[.$Q16]*4+[.$P16]*8+[.$O16]*16+[.$N16]*32+[.$M16]*64+[.$D16]*2^15)" office:value-type="string" office:string-value="8067" calcext:value-type="string">
            <text:p>8067</text:p>
          </table:table-cell>
          <table:table-cell table:number-columns-repeated="100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P8-16</text:p>
          </table:table-cell>
          <table:table-cell office:value-type="string" calcext:value-type="string">
            <text:p>GPIO1_14</text:p>
          </table:table-cell>
          <table:table-cell table:number-columns-repeated="102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8-17</text:p>
          </table:table-cell>
          <table:table-cell office:value-type="string" calcext:value-type="string">
            <text:p>GPIO0_27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formula="of:=DEC2HEX([.$S18]+[.$R18]*2+[.$Q18]*4+[.$P18]*8+[.$O18]*16+[.$N18]*32+[.$M18]*64+[.$D18]*2^15)" office:value-type="string" office:string-value="8067" calcext:value-type="string">
            <text:p>8067</text:p>
          </table:table-cell>
          <table:table-cell table:number-columns-repeated="100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P8-18</text:p>
          </table:table-cell>
          <table:table-cell office:value-type="string" calcext:value-type="string">
            <text:p>GPIO2_1</text:p>
          </table:table-cell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8-19</text:p>
          </table:table-cell>
          <table:table-cell office:value-type="string" calcext:value-type="string">
            <text:p>EHRPWM2A</text:p>
          </table:table-cell>
          <table:table-cell table:number-columns-repeated="1020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P8-20</text:p>
          </table:table-cell>
          <table:table-cell table:style-name="ce1" office:value-type="string" calcext:value-type="string">
            <text:p>GPIO1_3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MMC</text:p>
          </table:table-cell>
          <table:table-cell table:formula="of:=DEC2HEX([.$S21]+[.$R21]*2+[.$Q21]*4+[.$P21]*8+[.$O21]*16+[.$N21]*32+[.$M21]*64+[.$D21]*2^15)" office:value-type="string" office:string-value="67" calcext:value-type="string">
            <text:p>67</text:p>
          </table:table-cell>
          <table:table-cell table:number-columns-repeated="100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P8-21</text:p>
          </table:table-cell>
          <table:table-cell office:value-type="string" calcext:value-type="string">
            <text:p>GPIO1_30</text:p>
          </table:table-cell>
          <table:table-cell table:number-columns-repeated="17"/>
          <table:table-cell office:value-type="string" calcext:value-type="string">
            <text:p>eMMC</text:p>
          </table:table-cell>
          <table:table-cell table:number-columns-repeated="100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P8-22</text:p>
          </table:table-cell>
          <table:table-cell office:value-type="string" calcext:value-type="string">
            <text:p>GPIO1_5</text:p>
          </table:table-cell>
          <table:table-cell table:number-columns-repeated="17"/>
          <table:table-cell office:value-type="string" calcext:value-type="string">
            <text:p>eMMC</text:p>
          </table:table-cell>
          <table:table-cell table:number-columns-repeated="100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8-23</text:p>
          </table:table-cell>
          <table:table-cell office:value-type="string" calcext:value-type="string">
            <text:p>GPIO1_4</text:p>
          </table:table-cell>
          <table:table-cell table:number-columns-repeated="17"/>
          <table:table-cell office:value-type="string" calcext:value-type="string">
            <text:p>eMMC</text:p>
          </table:table-cell>
          <table:table-cell table:number-columns-repeated="100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8-24</text:p>
          </table:table-cell>
          <table:table-cell office:value-type="string" calcext:value-type="string">
            <text:p>GPIO1_1</text:p>
          </table:table-cell>
          <table:table-cell table:number-columns-repeated="17"/>
          <table:table-cell office:value-type="string" calcext:value-type="string">
            <text:p>eMMC</text:p>
          </table:table-cell>
          <table:table-cell table:number-columns-repeated="1002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P8-25</text:p>
          </table:table-cell>
          <table:table-cell table:style-name="ce1" office:value-type="string" calcext:value-type="string">
            <text:p>GPIO1_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MMC</text:p>
          </table:table-cell>
          <table:table-cell table:formula="of:=DEC2HEX([.$S26]+[.$R26]*2+[.$Q26]*4+[.$P26]*8+[.$O26]*16+[.$N26]*32+[.$M26]*64+[.$D26]*2^15)" office:value-type="string" office:string-value="67" calcext:value-type="string">
            <text:p>67</text:p>
          </table:table-cell>
          <table:table-cell table:number-columns-repeated="100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P8-26</text:p>
          </table:table-cell>
          <table:table-cell office:value-type="string" calcext:value-type="string">
            <text:p>GPIO1_29</text:p>
          </table:table-cell>
          <table:table-cell table:number-columns-repeated="1020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P8-27</text:p>
          </table:table-cell>
          <table:table-cell office:value-type="string" calcext:value-type="string">
            <text:p>GPIO2_22</text:p>
          </table:table-cell>
          <table:table-cell table:number-columns-repeated="17"/>
          <table:table-cell office:value-type="string" calcext:value-type="string">
            <text:p>HDMI</text:p>
          </table:table-cell>
          <table:table-cell table:number-columns-repeated="100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P8-28</text:p>
          </table:table-cell>
          <table:table-cell office:value-type="string" calcext:value-type="string">
            <text:p>GPIO2_24</text:p>
          </table:table-cell>
          <table:table-cell table:number-columns-repeated="17"/>
          <table:table-cell office:value-type="string" calcext:value-type="string">
            <text:p>HDMI</text:p>
          </table:table-cell>
          <table:table-cell table:number-columns-repeated="1002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P8-29</text:p>
          </table:table-cell>
          <table:table-cell table:style-name="ce2" office:value-type="string" calcext:value-type="string">
            <text:p>GPIO2_2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DMI</text:p>
          </table:table-cell>
          <table:table-cell table:formula="of:=DEC2HEX([.$S30]+[.$R30]*2+[.$Q30]*4+[.$P30]*8+[.$O30]*16+[.$N30]*32+[.$M30]*64+[.$D30]*2^15)" office:value-type="string" office:string-value="8067" calcext:value-type="string">
            <text:p>8067</text:p>
          </table:table-cell>
          <table:table-cell table:number-columns-repeated="100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P8-30</text:p>
          </table:table-cell>
          <table:table-cell office:value-type="string" calcext:value-type="string">
            <text:p>GPIO2_25</text:p>
          </table:table-cell>
          <table:table-cell table:number-columns-repeated="17"/>
          <table:table-cell office:value-type="string" calcext:value-type="string">
            <text:p>HDMI</text:p>
          </table:table-cell>
          <table:table-cell table:number-columns-repeated="100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8-31</text:p>
          </table:table-cell>
          <table:table-cell office:value-type="string" calcext:value-type="string">
            <text:p>UART5_CTSN</text:p>
          </table:table-cell>
          <table:table-cell table:number-columns-repeated="17"/>
          <table:table-cell office:value-type="string" calcext:value-type="string">
            <text:p>HDMI</text:p>
          </table:table-cell>
          <table:table-cell table:number-columns-repeated="100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8-32</text:p>
          </table:table-cell>
          <table:table-cell office:value-type="string" calcext:value-type="string">
            <text:p>UART5_RTSN</text:p>
          </table:table-cell>
          <table:table-cell table:number-columns-repeated="17"/>
          <table:table-cell office:value-type="string" calcext:value-type="string">
            <text:p>HDMI</text:p>
          </table:table-cell>
          <table:table-cell table:number-columns-repeated="100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8-33</text:p>
          </table:table-cell>
          <table:table-cell office:value-type="string" calcext:value-type="string">
            <text:p>UART4_RTSN</text:p>
          </table:table-cell>
          <table:table-cell table:number-columns-repeated="17"/>
          <table:table-cell office:value-type="string" calcext:value-type="string">
            <text:p>HDMI</text:p>
          </table:table-cell>
          <table:table-cell table:number-columns-repeated="100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P8-34</text:p>
          </table:table-cell>
          <table:table-cell office:value-type="string" calcext:value-type="string">
            <text:p>UART3_RTSN</text:p>
          </table:table-cell>
          <table:table-cell table:number-columns-repeated="17"/>
          <table:table-cell office:value-type="string" calcext:value-type="string">
            <text:p>HDMI</text:p>
          </table:table-cell>
          <table:table-cell table:number-columns-repeated="100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8-35</text:p>
          </table:table-cell>
          <table:table-cell office:value-type="string" calcext:value-type="string">
            <text:p>UART4_CTSN</text:p>
          </table:table-cell>
          <table:table-cell table:number-columns-repeated="17"/>
          <table:table-cell office:value-type="string" calcext:value-type="string">
            <text:p>HDMI</text:p>
          </table:table-cell>
          <table:table-cell table:number-columns-repeated="100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P8-36</text:p>
          </table:table-cell>
          <table:table-cell office:value-type="string" calcext:value-type="string">
            <text:p>UART3_CTSN</text:p>
          </table:table-cell>
          <table:table-cell table:number-columns-repeated="17"/>
          <table:table-cell office:value-type="string" calcext:value-type="string">
            <text:p>HDMI</text:p>
          </table:table-cell>
          <table:table-cell table:number-columns-repeated="100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P8-37</text:p>
          </table:table-cell>
          <table:table-cell office:value-type="string" calcext:value-type="string">
            <text:p>UART5_TXD</text:p>
          </table:table-cell>
          <table:table-cell table:number-columns-repeated="17"/>
          <table:table-cell office:value-type="string" calcext:value-type="string">
            <text:p>HDMI</text:p>
          </table:table-cell>
          <table:table-cell table:number-columns-repeated="100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P8-38</text:p>
          </table:table-cell>
          <table:table-cell office:value-type="string" calcext:value-type="string">
            <text:p>UART5_RXD</text:p>
          </table:table-cell>
          <table:table-cell table:number-columns-repeated="17"/>
          <table:table-cell office:value-type="string" calcext:value-type="string">
            <text:p>HDMI</text:p>
          </table:table-cell>
          <table:table-cell table:number-columns-repeated="1002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P8-39</text:p>
          </table:table-cell>
          <table:table-cell table:style-name="ce2" office:value-type="string" calcext:value-type="string">
            <text:p>GPIO2_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oot</text:p>
          </table:table-cell>
          <table:table-cell table:style-name="ce2" office:value-type="string" calcext:value-type="string">
            <text:p>HDMI</text:p>
          </table:table-cell>
          <table:table-cell table:formula="of:=DEC2HEX([.$S40]+[.$R40]*2+[.$Q40]*4+[.$P40]*8+[.$O40]*16+[.$N40]*32+[.$M40]*64+[.$D40]*2^15)" office:value-type="string" office:string-value="8067" calcext:value-type="string">
            <text:p>8067</text:p>
          </table:table-cell>
          <table:table-cell table:number-columns-repeated="100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P8-40</text:p>
          </table:table-cell>
          <table:table-cell office:value-type="string" calcext:value-type="string">
            <text:p>GPIO2_13</text:p>
          </table:table-cell>
          <table:table-cell table:number-columns-repeated="17"/>
          <table:table-cell office:value-type="string" calcext:value-type="string">
            <text:p>HDMI</text:p>
          </table:table-cell>
          <table:table-cell table:number-columns-repeated="1002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P8-41</text:p>
          </table:table-cell>
          <table:table-cell table:style-name="ce2" office:value-type="string" calcext:value-type="string">
            <text:p>GPIO2_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oot</text:p>
          </table:table-cell>
          <table:table-cell table:style-name="ce2" office:value-type="string" calcext:value-type="string">
            <text:p>HDMI</text:p>
          </table:table-cell>
          <table:table-cell table:formula="of:=DEC2HEX([.$S42]+[.$R42]*2+[.$Q42]*4+[.$P42]*8+[.$O42]*16+[.$N42]*32+[.$M42]*64+[.$D42]*2^15)" office:value-type="string" office:string-value="8067" calcext:value-type="string">
            <text:p>8067</text:p>
          </table:table-cell>
          <table:table-cell table:number-columns-repeated="100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P8-42</text:p>
          </table:table-cell>
          <table:table-cell office:value-type="string" calcext:value-type="string">
            <text:p>GPIO2_11</text:p>
          </table:table-cell>
          <table:table-cell table:number-columns-repeated="17"/>
          <table:table-cell office:value-type="string" calcext:value-type="string">
            <text:p>HDMI</text:p>
          </table:table-cell>
          <table:table-cell table:number-columns-repeated="1002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P8-43</text:p>
          </table:table-cell>
          <table:table-cell table:style-name="ce2" office:value-type="string" calcext:value-type="string">
            <text:p>GPIO2_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oot</text:p>
          </table:table-cell>
          <table:table-cell table:style-name="ce2" office:value-type="string" calcext:value-type="string">
            <text:p>HDMI</text:p>
          </table:table-cell>
          <table:table-cell table:formula="of:=DEC2HEX([.$S44]+[.$R44]*2+[.$Q44]*4+[.$P44]*8+[.$O44]*16+[.$N44]*32+[.$M44]*64+[.$D44]*2^15)" office:value-type="string" office:string-value="8067" calcext:value-type="string">
            <text:p>8067</text:p>
          </table:table-cell>
          <table:table-cell table:number-columns-repeated="100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P8-44</text:p>
          </table:table-cell>
          <table:table-cell office:value-type="string" calcext:value-type="string">
            <text:p>GPIO2_9</text:p>
          </table:table-cell>
          <table:table-cell table:number-columns-repeated="17"/>
          <table:table-cell office:value-type="string" calcext:value-type="string">
            <text:p>HDMI</text:p>
          </table:table-cell>
          <table:table-cell table:number-columns-repeated="100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P8-45</text:p>
          </table:table-cell>
          <table:table-cell office:value-type="string" calcext:value-type="string">
            <text:p>GPIO2_6</text:p>
          </table:table-cell>
          <table:table-cell table:number-columns-repeated="17"/>
          <table:table-cell office:value-type="string" calcext:value-type="string">
            <text:p>HDMI</text:p>
          </table:table-cell>
          <table:table-cell table:number-columns-repeated="100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P8-46</text:p>
          </table:table-cell>
          <table:table-cell office:value-type="string" calcext:value-type="string">
            <text:p>GPIO2_7</text:p>
          </table:table-cell>
          <table:table-cell table:number-columns-repeated="17"/>
          <table:table-cell office:value-type="string" calcext:value-type="string">
            <text:p>HDMI</text:p>
          </table:table-cell>
          <table:table-cell table:number-columns-repeated="100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P9-01</text:p>
          </table:table-cell>
          <table:table-cell office:value-type="string" calcext:value-type="string">
            <text:p>DGND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<text:span text:style-name="T1">P9-0</text:span>2</text:p>
          </table:table-cell>
          <table:table-cell office:value-type="string" calcext:value-type="string">
            <text:p>DGND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<text:span text:style-name="T1">P9-0</text:span>3</text:p>
          </table:table-cell>
          <table:table-cell office:value-type="string" calcext:value-type="string">
            <text:p>VDD_3EXP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float" office:value="999" calcext:value-type="float">
            <text:p>999</text:p>
          </table:table-cell>
          <table:table-cell office:value-type="string" calcext:value-type="string">
            <text:p>P9-04</text:p>
          </table:table-cell>
          <table:table-cell office:value-type="string" calcext:value-type="string">
            <text:p>VDD_3EXP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8"/>
          <table:table-cell table:number-columns-repeated="1001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<text:span text:style-name="T1">P9-0</text:span>5</text:p>
          </table:table-cell>
          <table:table-cell office:value-type="string" calcext:value-type="string">
            <text:p>VDD_5V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table:style-name="ce3" table:number-columns-repeated="1001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<text:span text:style-name="T1">P9-0</text:span>6</text:p>
          </table:table-cell>
          <table:table-cell office:value-type="string" calcext:value-type="string">
            <text:p>VDD_5V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<text:span text:style-name="T1">P9-0</text:span>7</text:p>
          </table:table-cell>
          <table:table-cell office:value-type="string" calcext:value-type="string">
            <text:p>SYS_5V</text:p>
          </table:table-cell>
          <table:table-cell table:number-columns-repeated="1020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<text:span text:style-name="T1">P9-0</text:span>8</text:p>
          </table:table-cell>
          <table:table-cell office:value-type="string" calcext:value-type="string">
            <text:p>SYS_5V</text:p>
          </table:table-cell>
          <table:table-cell table:number-columns-repeated="1020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<text:span text:style-name="T1">P9-0</text:span>9</text:p>
          </table:table-cell>
          <table:table-cell office:value-type="string" calcext:value-type="string">
            <text:p>SYS_Resetn</text:p>
          </table:table-cell>
          <table:table-cell table:number-columns-repeated="1020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<text:span text:style-name="T1">P9-</text:span>10</text:p>
          </table:table-cell>
          <table:table-cell office:value-type="string" calcext:value-type="string">
            <text:p>PWR_But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9-11</text:p>
          </table:table-cell>
          <table:table-cell office:value-type="string" calcext:value-type="string">
            <text:p>UART4_RXD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P9-12</text:p>
          </table:table-cell>
          <table:table-cell office:value-type="string" calcext:value-type="string">
            <text:p>GPIO1_28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formula="of:=DEC2HEX([.$S59]+[.$R59]*2+[.$Q59]*4+[.$P59]*8+[.$O59]*16+[.$N59]*32+[.$M59]*64+[.$D59]*2^15)" office:value-type="string" office:string-value="8067" calcext:value-type="string">
            <text:p>8067</text:p>
          </table:table-cell>
          <table:table-cell table:number-columns-repeated="100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P9-13</text:p>
          </table:table-cell>
          <table:table-cell office:value-type="string" calcext:value-type="string">
            <text:p>UART4_TXD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P9-14</text:p>
          </table:table-cell>
          <table:table-cell office:value-type="string" calcext:value-type="string">
            <text:p>EHRPWM1A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P9-15</text:p>
          </table:table-cell>
          <table:table-cell office:value-type="string" calcext:value-type="string">
            <text:p>GPIO1_16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P9-16</text:p>
          </table:table-cell>
          <table:table-cell office:value-type="string" calcext:value-type="string">
            <text:p>EHRPWM1B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9-17</text:p>
          </table:table-cell>
          <table:table-cell office:value-type="string" calcext:value-type="string">
            <text:p>I2C1_SCL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9-18</text:p>
          </table:table-cell>
          <table:table-cell office:value-type="string" calcext:value-type="string">
            <text:p>I2C1_SDA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9-19</text:p>
          </table:table-cell>
          <table:table-cell office:value-type="string" calcext:value-type="string">
            <text:p>I2C2_SCL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EEPROM</text:p>
          </table:table-cell>
          <table:table-cell table:formula="of:=DEC2HEX([.$S66]+[.$R66]*2+[.$Q66]*4+[.$P66]*8+[.$O66]*16+[.$N66]*32+[.$M66]*64+[.$D66]*2^15)" office:value-type="string" office:string-value="8063" calcext:value-type="string">
            <text:p>8063</text:p>
          </table:table-cell>
          <table:table-cell table:number-columns-repeated="100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9-20</text:p>
          </table:table-cell>
          <table:table-cell office:value-type="string" calcext:value-type="string">
            <text:p>I2C2_SDA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EEPROM</text:p>
          </table:table-cell>
          <table:table-cell table:formula="of:=DEC2HEX([.$S67]+[.$R67]*2+[.$Q67]*4+[.$P67]*8+[.$O67]*16+[.$N67]*32+[.$M67]*64+[.$D67]*2^15)" office:value-type="string" office:string-value="8063" calcext:value-type="string">
            <text:p>8063</text:p>
          </table:table-cell>
          <table:table-cell table:number-columns-repeated="100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9-21</text:p>
          </table:table-cell>
          <table:table-cell office:value-type="string" calcext:value-type="string">
            <text:p>UART2_TXD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9-22</text:p>
          </table:table-cell>
          <table:table-cell office:value-type="string" calcext:value-type="string">
            <text:p>UART2_RXD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P9-23</text:p>
          </table:table-cell>
          <table:table-cell office:value-type="string" calcext:value-type="string">
            <text:p>GPIO1_17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formula="of:=DEC2HEX([.$S70]+[.$R70]*2+[.$Q70]*4+[.$P70]*8+[.$O70]*16+[.$N70]*32+[.$M70]*64+[.$D70]*2^15)" office:value-type="string" office:string-value="8067" calcext:value-type="string">
            <text:p>8067</text:p>
          </table:table-cell>
          <table:table-cell table:number-columns-repeated="100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9-24</text:p>
          </table:table-cell>
          <table:table-cell office:value-type="string" calcext:value-type="string">
            <text:p>UART1_TXD</text:p>
          </table:table-cell>
          <table:table-cell table:number-columns-repeated="1020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P9-25</text:p>
          </table:table-cell>
          <table:table-cell table:style-name="ce2" office:value-type="string" calcext:value-type="string">
            <text:p>GPIO3_21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DMIClk</text:p>
          </table:table-cell>
          <table:table-cell table:formula="of:=DEC2HEX([.$S72]+[.$R72]*2+[.$Q72]*4+[.$P72]*8+[.$O72]*16+[.$N72]*32+[.$M72]*64+[.$D72]*2^15)" office:value-type="string" office:string-value="67" calcext:value-type="string">
            <text:p>67</text:p>
          </table:table-cell>
          <table:table-cell table:number-columns-repeated="100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9-26</text:p>
          </table:table-cell>
          <table:table-cell office:value-type="string" calcext:value-type="string">
            <text:p>UART1_RXD</text:p>
          </table:table-cell>
          <table:table-cell table:number-columns-repeated="1020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P9-27</text:p>
          </table:table-cell>
          <table:table-cell office:value-type="string" calcext:value-type="string">
            <text:p>GPIO3_19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formula="of:=DEC2HEX([.$S74]+[.$R74]*2+[.$Q74]*4+[.$P74]*8+[.$O74]*16+[.$N74]*32+[.$M74]*64+[.$D74]*2^15)" office:value-type="string" office:string-value="8067" calcext:value-type="string">
            <text:p>8067</text:p>
          </table:table-cell>
          <table:table-cell table:number-columns-repeated="100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P9-28</text:p>
          </table:table-cell>
          <table:table-cell office:value-type="string" calcext:value-type="string">
            <text:p>SPI1_CS0</text:p>
          </table:table-cell>
          <table:table-cell table:number-columns-repeated="102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P9-29</text:p>
          </table:table-cell>
          <table:table-cell office:value-type="string" calcext:value-type="string">
            <text:p>SPI1_D0</text:p>
          </table:table-cell>
          <table:table-cell table:number-columns-repeated="1020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P9-30</text:p>
          </table:table-cell>
          <table:table-cell office:value-type="string" calcext:value-type="string">
            <text:p>SPI1_D1</text:p>
          </table:table-cell>
          <table:table-cell table:number-columns-repeated="102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9-31</text:p>
          </table:table-cell>
          <table:table-cell office:value-type="string" calcext:value-type="string">
            <text:p>SPI1_SCLK</text:p>
          </table:table-cell>
          <table:table-cell table:number-columns-repeated="102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P9-33</text:p>
          </table:table-cell>
          <table:table-cell office:value-type="string" calcext:value-type="string">
            <text:p>AIN4</text:p>
          </table:table-cell>
          <table:table-cell table:number-columns-repeated="102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P9-35</text:p>
          </table:table-cell>
          <table:table-cell office:value-type="string" calcext:value-type="string">
            <text:p>AIN6</text:p>
          </table:table-cell>
          <table:table-cell table:number-columns-repeated="1020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P9-36</text:p>
          </table:table-cell>
          <table:table-cell office:value-type="string" calcext:value-type="string">
            <text:p>AIN5</text:p>
          </table:table-cell>
          <table:table-cell table:number-columns-repeated="1020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P9-37</text:p>
          </table:table-cell>
          <table:table-cell office:value-type="string" calcext:value-type="string">
            <text:p>AIN2</text:p>
          </table:table-cell>
          <table:table-cell table:number-columns-repeated="102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P9-38</text:p>
          </table:table-cell>
          <table:table-cell office:value-type="string" calcext:value-type="string">
            <text:p>AIN3</text:p>
          </table:table-cell>
          <table:table-cell table:number-columns-repeated="102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P9-39</text:p>
          </table:table-cell>
          <table:table-cell office:value-type="string" calcext:value-type="string">
            <text:p>AIN0</text:p>
          </table:table-cell>
          <table:table-cell table:number-columns-repeated="1020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P9-40</text:p>
          </table:table-cell>
          <table:table-cell office:value-type="string" calcext:value-type="string">
            <text:p>AIN1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9-41</text:p>
          </table:table-cell>
          <table:table-cell office:value-type="string" calcext:value-type="string">
            <text:p>CLKOUT2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9-42</text:p>
          </table:table-cell>
          <table:table-cell office:value-type="string" calcext:value-type="string">
            <text:p>GPIO0_7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formula="of:=DEC2HEX([.$S87]+[.$R87]*2+[.$Q87]*4+[.$P87]*8+[.$O87]*16+[.$N87]*32+[.$M87]*64+[.$D87]*2^15)" office:value-type="string" office:string-value="8067" calcext:value-type="string">
            <text:p>8067</text:p>
          </table:table-cell>
          <table:table-cell table:number-columns-repeated="1001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P9-43</text:p>
          </table:table-cell>
          <table:table-cell office:value-type="string" calcext:value-type="string">
            <text:p>DGND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P9-44</text:p>
          </table:table-cell>
          <table:table-cell office:value-type="string" calcext:value-type="string">
            <text:p>DGND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P9-45</text:p>
          </table:table-cell>
          <table:table-cell office:value-type="string" calcext:value-type="string">
            <text:p>DGND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<text:span text:style-name="T1">P9-4</text:span>6</text:p>
          </table:table-cell>
          <table:table-cell office:value-type="string" calcext:value-type="string">
            <text:p>DGND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</table:table>
      <table:named-expressions/>
      <table:database-ranges>
        <table:database-range table:name="__Anonymous_Sheet_DB__0" table:target-range-address="Sheet1.A1:Sheet1.V9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9">00.00.0000</text:date>, <text:time style:data-style-name="N2" text:time-value="15:29:20.0983529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9T10:59:51.159584175</meta:creation-date>
    <dc:date>2021-06-19T15:54:25.870508261</dc:date>
    <meta:editing-duration>PT38M23S</meta:editing-duration>
    <meta:editing-cycles>3</meta:editing-cycles>
    <meta:generator>LibreOffice/7.1.4.2$Linux_X86_64 LibreOffice_project/10$Build-2</meta:generator>
    <meta:document-statistic meta:table-count="1" meta:cell-count="668" meta:object-count="0"/>
  </office:meta>
</office:document-meta>
</file>